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8624" calcext:value-type="float">
            <text:p>106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8792" calcext:value-type="float">
            <text:p>106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8168" calcext:value-type="float">
            <text:p>105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8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28" calcext:value-type="float">
            <text:p>105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22" calcext:value-type="float">
            <text:p>105.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7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9601</text:p>
          </table:table-cell>
          <table:table-cell office:value-type="string" calcext:value-type="string">
            <text:p>Sourdough Creek NW Quad</text:p>
          </table:table-cell>
          <table:table-cell office:value-type="string" calcext:value-type="string">
            <text:p>196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